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075" officeooo:paragraph-rsid="001cc075"/>
    </style:style>
    <style:style style:name="P2" style:family="paragraph" style:parent-style-name="Standard">
      <style:text-properties officeooo:rsid="001cc075" officeooo:paragraph-rsid="002055d3"/>
    </style:style>
    <style:style style:name="P3" style:family="paragraph" style:parent-style-name="Standard">
      <style:text-properties officeooo:rsid="001e03f5" officeooo:paragraph-rsid="001e03f5"/>
    </style:style>
    <style:style style:name="P4" style:family="paragraph" style:parent-style-name="Standard">
      <style:text-properties officeooo:rsid="001e03f5" officeooo:paragraph-rsid="00243eed"/>
    </style:style>
    <style:style style:name="P5" style:family="paragraph" style:parent-style-name="Standard">
      <style:text-properties officeooo:paragraph-rsid="001e03f5"/>
    </style:style>
    <style:style style:name="P6" style:family="paragraph" style:parent-style-name="Standard">
      <style:text-properties fo:font-weight="bold" officeooo:rsid="001e03f5" officeooo:paragraph-rsid="001e03f5" style:font-weight-asian="bold" style:font-weight-complex="bold"/>
    </style:style>
    <style:style style:name="P7" style:family="paragraph" style:parent-style-name="Standard">
      <style:text-properties fo:font-weight="bold" officeooo:rsid="001f4439" officeooo:paragraph-rsid="001f4439" style:font-weight-asian="bold" style:font-weight-complex="bold"/>
    </style:style>
    <style:style style:name="P8" style:family="paragraph" style:parent-style-name="Standard">
      <style:text-properties fo:font-weight="bold" officeooo:rsid="002055d3" officeooo:paragraph-rsid="002055d3" style:font-weight-asian="bold" style:font-weight-complex="bold"/>
    </style:style>
    <style:style style:name="P9" style:family="paragraph" style:parent-style-name="Standard">
      <style:text-properties fo:font-weight="bold" officeooo:rsid="002195d1" officeooo:paragraph-rsid="002195d1" style:font-weight-asian="bold" style:font-weight-complex="bold"/>
    </style:style>
    <style:style style:name="P10" style:family="paragraph" style:parent-style-name="Standard">
      <style:text-properties fo:font-weight="bold" officeooo:rsid="00243eed" officeooo:paragraph-rsid="00243eed" style:font-weight-asian="bold" style:font-weight-complex="bold"/>
    </style:style>
    <style:style style:name="P11" style:family="paragraph" style:parent-style-name="Standard">
      <style:text-properties fo:font-weight="bold" officeooo:rsid="0028935a" officeooo:paragraph-rsid="0028935a" style:font-weight-asian="bold" style:font-weight-complex="bold"/>
    </style:style>
    <style:style style:name="P12" style:family="paragraph" style:parent-style-name="Standard">
      <style:text-properties style:font-name="Liberation Serif" fo:font-size="12pt" officeooo:paragraph-rsid="001e03f5" style:font-size-asian="12pt" style:font-size-complex="12pt"/>
    </style:style>
    <style:style style:name="P13" style:family="paragraph" style:parent-style-name="Standard">
      <style:text-properties style:font-name="Liberation Serif" officeooo:paragraph-rsid="001e03f5"/>
    </style:style>
    <style:style style:name="P14" style:family="paragraph" style:parent-style-name="Standard">
      <style:text-properties style:font-name="Liberation Serif" officeooo:rsid="0028935a" officeooo:paragraph-rsid="0028935a"/>
    </style:style>
    <style:style style:name="P15" style:family="paragraph" style:parent-style-name="Standard">
      <style:text-properties officeooo:rsid="001f4439" officeooo:paragraph-rsid="001f4439"/>
    </style:style>
    <style:style style:name="P16" style:family="paragraph" style:parent-style-name="Standard">
      <style:text-properties officeooo:rsid="002055d3" officeooo:paragraph-rsid="002055d3"/>
    </style:style>
    <style:style style:name="P17" style:family="paragraph" style:parent-style-name="Standard">
      <style:text-properties officeooo:paragraph-rsid="002055d3"/>
    </style:style>
    <style:style style:name="P18" style:family="paragraph" style:parent-style-name="Standard">
      <style:text-properties fo:font-weight="normal" officeooo:rsid="002055d3" officeooo:paragraph-rsid="002055d3" style:font-weight-asian="normal" style:font-weight-complex="normal"/>
    </style:style>
    <style:style style:name="P19" style:family="paragraph" style:parent-style-name="Standard">
      <style:text-properties fo:font-weight="normal" officeooo:rsid="001f4439" officeooo:paragraph-rsid="001f4439" style:font-weight-asian="normal" style:font-weight-complex="normal"/>
    </style:style>
    <style:style style:name="P20" style:family="paragraph" style:parent-style-name="Standard">
      <style:text-properties fo:font-weight="normal" officeooo:rsid="001f4439" officeooo:paragraph-rsid="00243eed" style:font-weight-asian="normal" style:font-weight-complex="normal"/>
    </style:style>
    <style:style style:name="P21" style:family="paragraph" style:parent-style-name="Standard">
      <style:text-properties fo:font-weight="normal" officeooo:rsid="0022b517" officeooo:paragraph-rsid="001f4439" style:font-weight-asian="normal" style:font-weight-complex="normal"/>
    </style:style>
    <style:style style:name="P22" style:family="paragraph" style:parent-style-name="Standard">
      <style:text-properties fo:font-weight="normal" officeooo:rsid="00243eed" officeooo:paragraph-rsid="00243eed" style:font-weight-asian="normal" style:font-weight-complex="normal"/>
    </style:style>
    <style:style style:name="P23" style:family="paragraph" style:parent-style-name="Standard">
      <style:text-properties fo:font-weight="normal" officeooo:rsid="0028935a" officeooo:paragraph-rsid="0028935a" style:font-weight-asian="normal" style:font-weight-complex="normal"/>
    </style:style>
    <style:style style:name="P24" style:family="paragraph" style:parent-style-name="Standard">
      <style:text-properties officeooo:paragraph-rsid="002195d1"/>
    </style:style>
    <style:style style:name="P25" style:family="paragraph" style:parent-style-name="Standard">
      <style:text-properties officeooo:rsid="00210676" officeooo:paragraph-rsid="00210676"/>
    </style:style>
    <style:style style:name="P26" style:family="paragraph" style:parent-style-name="Standard">
      <style:text-properties officeooo:rsid="00264e1f" officeooo:paragraph-rsid="00264e1f"/>
    </style:style>
    <style:style style:name="P27" style:family="paragraph" style:parent-style-name="Standard">
      <style:text-properties officeooo:rsid="002d6b0e" officeooo:paragraph-rsid="002d6b0e"/>
    </style:style>
    <style:style style:name="P28" style:family="paragraph" style:parent-style-name="Text_20_body">
      <style:text-properties officeooo:paragraph-rsid="00243eed"/>
    </style:style>
    <style:style style:name="P29" style:family="paragraph" style:parent-style-name="Text_20_body">
      <style:text-properties officeooo:rsid="00243eed" officeooo:paragraph-rsid="00243eed"/>
    </style:style>
    <style:style style:name="P30" style:family="paragraph" style:parent-style-name="Text_20_body">
      <style:text-properties fo:font-variant="normal" fo:text-transform="none" fo:color="#0a0a23" style:font-name="Liberation Serif" fo:font-size="12pt" fo:letter-spacing="normal" fo:font-style="normal" fo:font-weight="normal" officeooo:rsid="00243eed" officeooo:paragraph-rsid="00243eed" style:font-size-asian="12pt" style:font-size-complex="12pt"/>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iberation Serif" fo:font-size="12pt" fo:letter-spacing="normal" fo:font-style="normal" fo:font-weight="normal" officeooo:rsid="00243eed" officeooo:paragraph-rsid="00243eed" style:font-size-asian="12pt" style:font-size-complex="12pt"/>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iberation Serif" fo:font-size="12pt" fo:letter-spacing="normal" fo:font-style="normal" fo:font-weight="normal" style:font-size-asian="12pt" style:font-size-complex="12pt"/>
    </style:style>
    <style:style style:name="P33" style:family="paragraph" style:parent-style-name="Standard">
      <style:text-properties fo:font-variant="normal" fo:text-transform="none" fo:color="#202124" style:font-name="Liberation Serif" fo:font-size="12pt" fo:letter-spacing="normal" fo:font-style="normal" fo:font-weight="normal" officeooo:rsid="00264e1f" officeooo:paragraph-rsid="001e03f5" style:font-size-asian="12pt" style:font-size-complex="12pt"/>
    </style:style>
    <style:style style:name="P34" style:family="paragraph" style:parent-style-name="Standard">
      <style:text-properties fo:font-variant="normal" fo:text-transform="none" fo:color="#202124" style:font-name="Liberation Serif" fo:font-size="12pt" fo:letter-spacing="normal" fo:font-style="normal" fo:font-weight="normal" officeooo:rsid="00264e1f" officeooo:paragraph-rsid="0028935a" style:font-size-asian="12pt" style:font-size-complex="12pt"/>
    </style:style>
    <style:style style:name="P35" style:family="paragraph" style:parent-style-name="Standard">
      <style:text-properties fo:font-weight="bold" officeooo:rsid="002055d3" officeooo:paragraph-rsid="002055d3" style:font-weight-asian="bold" style:font-weight-complex="bold"/>
    </style:style>
    <style:style style:name="P36" style:family="paragraph" style:parent-style-name="Standard">
      <style:text-properties fo:font-weight="normal" officeooo:rsid="0028935a" officeooo:paragraph-rsid="0028935a" style:font-weight-asian="normal" style:font-weight-complex="normal"/>
    </style:style>
    <style:style style:name="P37" style:family="paragraph" style:parent-style-name="Standard">
      <style:text-properties fo:font-weight="normal" officeooo:rsid="002a38e8" officeooo:paragraph-rsid="002a38e8" style:font-weight-asian="normal" style:font-weight-complex="normal"/>
    </style:style>
    <style:style style:name="P38" style:family="paragraph" style:parent-style-name="Standard">
      <style:text-properties fo:font-weight="normal" officeooo:rsid="002f9fe9" officeooo:paragraph-rsid="002f9fe9" style:font-weight-asian="normal" style:font-weight-complex="normal"/>
    </style:style>
    <style:style style:name="P39" style:family="paragraph" style:parent-style-name="Standard">
      <style:text-properties officeooo:paragraph-rsid="002f9fe9"/>
    </style:style>
    <style:style style:name="P4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size="10.5pt" style:font-size-asian="10.5pt" style:font-size-complex="10.5pt"/>
    </style:style>
    <style:style style:name="T2" style:family="text">
      <style:text-properties officeooo:rsid="001e03f5"/>
    </style:style>
    <style:style style:name="T3" style:family="text">
      <style:text-properties fo:font-weight="bold" style:font-weight-asian="bold" style:font-weight-complex="bold"/>
    </style:style>
    <style:style style:name="T4" style:family="text">
      <style:text-properties fo:font-weight="bold" officeooo:rsid="001e03f5" style:font-weight-asian="bold" style:font-weight-complex="bold"/>
    </style:style>
    <style:style style:name="T5" style:family="text">
      <style:text-properties fo:font-weight="bold" officeooo:rsid="0028935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b517" style:font-weight-asian="normal" style:font-weight-complex="normal"/>
    </style:style>
    <style:style style:name="T8" style:family="text">
      <style:text-properties fo:font-weight="normal" officeooo:rsid="00264e1f" style:font-weight-asian="normal" style:font-weight-complex="normal"/>
    </style:style>
    <style:style style:name="T9" style:family="text">
      <style:text-properties fo:font-weight="normal" officeooo:rsid="0028935a" style:font-weight-asian="normal" style:font-weight-complex="normal"/>
    </style:style>
    <style:style style:name="T10" style:family="text">
      <style:text-properties fo:font-weight="normal" officeooo:rsid="002f9fe9" style:font-weight-asian="normal" style:font-weight-complex="normal"/>
    </style:style>
    <style:style style:name="T11" style:family="text">
      <style:text-properties fo:font-variant="normal" fo:text-transform="none" fo:color="#292929" fo:letter-spacing="normal" fo:font-style="normal" fo:font-weight="normal"/>
    </style:style>
    <style:style style:name="T12" style:family="text">
      <style:text-properties fo:font-variant="normal" fo:text-transform="none" fo:color="#292929" fo:letter-spacing="normal" fo:font-style="normal" fo:font-weight="normal" officeooo:rsid="00264e1f"/>
    </style:style>
    <style:style style:name="T13" style:family="text">
      <style:text-properties fo:font-variant="normal" fo:text-transform="none" fo:color="#0a0a23" style:font-name="Liberation Serif" fo:font-size="12pt" fo:letter-spacing="normal" fo:font-style="normal" fo:font-weight="bold" style:font-size-asian="12pt" style:font-size-complex="12pt" loext:padding="0cm" loext:border="none"/>
    </style:style>
    <style:style style:name="T14" style:family="text">
      <style:text-properties fo:font-variant="normal" fo:text-transform="none" fo:color="#0a0a23" style:font-name="Liberation Serif" fo:font-size="12pt" fo:letter-spacing="normal" fo:font-style="normal" fo:font-weight="bold" officeooo:rsid="00243eed" style:font-size-asian="12pt" style:font-size-complex="12pt" loext:padding="0cm" loext:border="none"/>
    </style:style>
    <style:style style:name="T15" style:family="text">
      <style:text-properties fo:font-variant="normal" fo:text-transform="none" fo:color="#0a0a23"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loext:padding="0cm" loext:border="none"/>
    </style:style>
    <style:style style:name="T16" style:family="text">
      <style:text-properties fo:font-variant="normal" fo:text-transform="none" fo:color="#0a0a23" style:font-name="Liberation Serif" fo:font-size="12pt" fo:letter-spacing="normal" fo:font-style="normal" style:text-underline-style="solid" style:text-underline-width="auto" style:text-underline-color="font-color" fo:font-weight="normal" officeooo:rsid="00243eed" fo:background-color="transparent" loext:char-shading-value="0" style:font-size-asian="12pt" style:font-weight-asian="bold" style:font-size-complex="12pt" style:font-weight-complex="bold" loext:padding="0cm" loext:border="none"/>
    </style:style>
    <style:style style:name="T17" style:family="text">
      <style:text-properties fo:font-variant="normal" fo:text-transform="none" fo:color="#0a0a23" style:font-name="Liberation Serif" fo:font-size="12pt" fo:letter-spacing="normal" fo:font-style="normal" fo:font-weight="normal" style:font-size-asian="12pt" style:font-size-complex="12pt"/>
    </style:style>
    <style:style style:name="T18" style:family="text">
      <style:text-properties fo:font-variant="normal" fo:text-transform="none" fo:color="#0a0a23" style:font-name="Liberation Serif" fo:font-size="12pt" fo:letter-spacing="normal" fo:font-style="normal" fo:font-weight="normal" officeooo:rsid="00243eed" style:font-size-asian="12pt" style:font-size-complex="12pt"/>
    </style:style>
    <style:style style:name="T19" style:family="text">
      <style:text-properties fo:font-variant="normal" fo:text-transform="none" fo:color="#0a0a23" style:font-name="Liberation Serif" fo:font-size="12pt" fo:letter-spacing="normal" fo:font-style="normal" fo:font-weight="normal" style:font-size-asian="12pt" style:font-weight-asian="bold" style:font-size-complex="12pt" style:font-weight-complex="bold"/>
    </style:style>
    <style:style style:name="T20" style:family="text">
      <style:text-properties fo:font-variant="normal" fo:text-transform="none" fo:color="#0a0a23" style:font-name="Liberation Serif" fo:font-size="12pt" fo:letter-spacing="normal" fo:font-style="normal" fo:font-weight="normal" officeooo:rsid="00243eed" style:font-size-asian="12pt" style:font-weight-asian="bold" style:font-size-complex="12pt" style:font-weight-complex="bold"/>
    </style:style>
    <style:style style:name="T21" style:family="text">
      <style:text-properties fo:font-variant="normal" fo:text-transform="none" fo:color="#0a0a23" style:font-name="Liberation Serif" fo:font-size="12pt" fo:letter-spacing="normal" fo:font-style="normal" fo:font-weight="normal" officeooo:rsid="00243eed" style:font-size-asian="12pt" style:font-weight-asian="normal" style:font-size-complex="12pt" style:font-weight-complex="normal" loext:padding="0cm" loext:border="none"/>
    </style:style>
    <style:style style:name="T22" style:family="text">
      <style:text-properties fo:font-variant="normal" fo:text-transform="none" fo:color="#0a0a23" style:font-name="Liberation Serif" fo:font-size="12pt" fo:letter-spacing="normal" fo:font-style="normal" fo:font-weight="normal" style:font-size-asian="12pt" style:font-weight-asian="normal" style:font-size-complex="12pt" style:font-weight-complex="normal" loext:padding="0cm" loext:border="none"/>
    </style:style>
    <style:style style:name="T23" style:family="text">
      <style:text-properties fo:font-variant="normal" fo:text-transform="none" fo:color="#202124" fo:font-size="12pt" fo:letter-spacing="normal" fo:font-style="normal" fo:font-weight="normal" style:font-size-asian="12pt" style:font-size-complex="12pt"/>
    </style:style>
    <style:style style:name="T24" style:family="text">
      <style:text-properties fo:font-variant="normal" fo:text-transform="none" fo:color="#202124" fo:font-size="12pt" fo:letter-spacing="normal" fo:font-style="normal" fo:font-weight="normal" officeooo:rsid="00264e1f" style:font-size-asian="12pt" style:font-size-complex="12pt"/>
    </style:style>
    <style:style style:name="T25" style:family="text">
      <style:text-properties officeooo:rsid="002055d3"/>
    </style:style>
    <style:style style:name="T26" style:family="text">
      <style:text-properties officeooo:rsid="002195d1"/>
    </style:style>
    <style:style style:name="T27" style:family="text">
      <style:text-properties officeooo:rsid="0022b517"/>
    </style:style>
    <style:style style:name="T28" style:family="text">
      <style:text-properties officeooo:rsid="002470d9"/>
    </style:style>
    <style:style style:name="T29" style:family="text">
      <style:text-properties officeooo:rsid="00250a99"/>
    </style:style>
    <style:style style:name="T30" style:family="text">
      <style:text-properties officeooo:rsid="00264e1f"/>
    </style:style>
    <style:style style:name="T31" style:family="text">
      <style:text-properties officeooo:rsid="0028935a"/>
    </style:style>
    <style:style style:name="T32" style:family="text">
      <style:text-properties officeooo:rsid="002f9fe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1">1 - </text:span>História e Funcionamento:</text:p>
      <text:p text:style-name="P6"/>
      <text:p text:style-name="P1">Internet foi criada no período da guerra fria. Sob encomenda do governo americano e só poderia inicialmente ser utilizada para uso militar. Nos anos 80, começou a ser utilizada por acadêmicos e nos anos 90 começou a sua popularização.<text:line-break/><text:line-break/>Como funciona: SOFTWARE e HARDWARE.</text:p>
      <text:p text:style-name="P1"/>
      <text:p text:style-name="P1">Ex.: <text:span text:style-name="T1">Celular envia msg &gt; roteador serviço de telefonia que envia msg &gt; servidores (whatsapp, facebook, etc).</text:span></text:p>
      <text:p text:style-name="P1"><text:line-break/>Isto acontece pelo endereço IP.</text:p>
      <text:p text:style-name="P1"/>
      <text:p text:style-name="P1">Internet: infraestrutura.</text:p>
      <text:p text:style-name="P1">Web: serviço, construído para a estrutura da internet.</text:p>
      <text:p text:style-name="P1"/>
      <text:p text:style-name="P1">____</text:p>
      <text:p text:style-name="P1"/>
      <text:p text:style-name="P7"><text:span text:style-name="T31">2 - </text:span>Parte<text:span text:style-name="T31">s</text:span> da Web</text:p>
      <text:p text:style-name="P1"/>
      <text:p text:style-name="P12"><text:span text:style-name="T4">Cliente: </text:span><text:span text:style-name="T11">um aplicativo, como Chrome ou Firefox, executado em um computador e conectado à internet. Sua função principal é pegar as interações do usuário e traduzi-las em solicitações para outro computador, chamado de servidor da web.  </text:span><text:span text:style-name="T12">Cliente é basicamente a estrutura da página.</text:span></text:p>
      <text:p text:style-name="P1"/>
      <text:p text:style-name="P13"><text:span text:style-name="T4">Servidor:</text:span><text:span text:style-name="T2"> armazena, processa e entrega páginas web aos clientes. </text:span><text:span text:style-name="T25">O servidor escuta as solicitações vindas do cliente. </text:span><text:span text:style-name="T23">Esperar por requisições HTTP em uma porta específica, realizar as ações requisitadas quando uma requisição chegar, e enviar a resposta via HTTP. É </text:span><text:span text:style-name="T24">onde se faz as solicitações. </text:span></text:p>
      <text:p text:style-name="P33"/>
      <text:p text:style-name="P14"><text:span text:style-name="T24">R</text:span><text:span text:style-name="T23">esumo:<text:line-break/><text:line-break/></text:span><text:span text:style-name="T24">Cliente – máquina q se está trabalhando</text:span></text:p>
      <text:p text:style-name="P34">Servidor – servindo os conteúdos que se está consumindo.</text:p>
      <text:p text:style-name="P5"><text:span text:style-name="T2"><text:line-break/></text:span><text:span text:style-name="T4">Endereço IP: </text:span><text:span text:style-name="T2">Protocolo de Identificação. </text:span></text:p>
      <text:p text:style-name="P5"/>
      <text:p text:style-name="P3"><text:span text:style-name="T3">ISP: </text:span>Intermediação entre cliente e servidores: O ISP faz uma pesquisa de DNS (Sistema de Nomes de Domínio) para perguntar para qual endereço IP o site que se está buscando está configurado. <text:span text:style-name="T26">Ex.: Vivo, Oi, Net. É </text:span><text:span text:style-name="T30">O PROVEDOR DE INTERNET.</text:span></text:p>
      <text:p text:style-name="P3"/>
      <text:p text:style-name="P3"><text:span text:style-name="T3">DNS:</text:span> Banco de dados que controle os nomes de domínios do computador e seus endereços de IP correspondem na Internet. O Dns existe para que o usuário ao invés de digitar o endereço de IP, digitem o endereço da página. Ex.: <text:a xlink:type="simple" xlink:href="http://www.github.com/" text:style-name="Internet_20_link" text:visited-style-name="Visited_20_Internet_20_Link">www.github.com</text:a>. É <text:span text:style-name="T29">como se fosse um tradutor.</text:span></text:p>
      <text:p text:style-name="P3"/>
      <text:p text:style-name="P3"><text:span text:style-name="T3">Nome de domínio:</text:span> <text:a xlink:type="simple" xlink:href="http://www.github.com/" text:style-name="Internet_20_link" text:visited-style-name="Visited_20_Internet_20_Link">www.github.com</text:a> é o nome de um domínio para o IP do site.</text:p>
      <text:p text:style-name="P3"><text:line-break/><text:span text:style-name="T3">TCP/IP: </text:span>Um padrão de transmissão de dados. Possibilita<text:span text:style-name="T30"> que seja enviado uma informação pela internet e o TCP/IP garante que a mensagem chegará ao outro lado.</text:span><text:line-break/></text:p>
      <text:p text:style-name="P15">Número de Porta: número que identifica uma porta específica em um servidor e está associada a um endereço IP.</text:p>
      <text:p text:style-name="P3"/>
      <text:p text:style-name="P7"><text:soft-page-break/>Host: <text:span text:style-name="T6">uma organização inteira que fornece um serviço de hospedagem para manter vários servidores da web.</text:span></text:p>
      <text:p text:style-name="P19"/>
      <text:p text:style-name="P7">HTTP: <text:span text:style-name="T6">protocolo de transferência de hipertexto utilizado para que navegadores e servidores se comuniquem pela Internet. </text:span><text:span text:style-name="T7">Forma com a qual clientes e servidores troca</text:span><text:span text:style-name="T9">m</text:span><text:span text:style-name="T7"> mensagens: solicitação-resposta. </text:span><text:span text:style-name="T8">Interpretação da msg que está sendo enviada.</text:span></text:p>
      <text:p text:style-name="P21"/>
      <text:p text:style-name="P21"/>
      <text:p text:style-name="P10"><text:span text:style-name="T27">Mé</text:span>todos HTTP:</text:p>
      <text:p text:style-name="P10"/>
      <text:p text:style-name="P28"><text:span text:style-name="Strong_20_Emphasis"><text:span text:style-name="T21">Obter</text:span></text:span><text:span text:style-name="Strong_20_Emphasis"><text:span text:style-name="T14">  </text:span></text:span><text:a xlink:type="simple" xlink:href="http://www.example.com/users" text:style-name="Internet_20_link" text:visited-style-name="Visited_20_Internet_20_Link"><text:span text:style-name="T16">http://www.example.com/users</text:span></text:a><text:span text:style-name="T20"> (obter todos os usuários)</text:span></text:p>
      <text:p text:style-name="P29"><text:span text:style-name="T20">G</text:span><text:span text:style-name="T19">ET é um método para ler informações.</text:span></text:p>
      <text:p text:style-name="P28"><text:span text:style-name="Strong_20_Emphasis"><text:span text:style-name="T21">Post</text:span></text:span><text:span text:style-name="Strong_20_Emphasis"><text:span text:style-name="T14"> </text:span></text:span><text:span text:style-name="Strong_20_Emphasis"><text:span text:style-name="T13"> </text:span></text:span><text:a xlink:type="simple" xlink:href="http://www.example.com/users/a-unique-id" text:style-name="Internet_20_link" text:visited-style-name="Visited_20_Internet_20_Link"><text:span text:style-name="T15">http://www.example.com/users/a-unique-id</text:span></text:a><text:span text:style-name="T17"> (criar um novo usuário)</text:span></text:p>
      <text:p text:style-name="P30">POST é um método para criar um novo recurso.</text:p>
      <text:list xml:id="list1028624616" text:style-name="L1">
        <text:list-header>
          <text:p text:style-name="P40"><text:span text:style-name="Strong_20_Emphasis"><text:span text:style-name="T21">Put</text:span></text:span><text:span text:style-name="Strong_20_Emphasis"><text:span text:style-name="T13"> </text:span></text:span><text:a xlink:type="simple" xlink:href="http://www.example.com/comments/a-unique-id" text:style-name="Internet_20_link" text:visited-style-name="Visited_20_Internet_20_Link"><text:span text:style-name="T15">http://www.example.com/comments/a-unique-id</text:span></text:a><text:span text:style-name="T17"> (atualizar um comentário</text:span><text:span text:style-name="T18">)</text:span></text:p>
        </text:list-header>
      </text:list>
      <text:p text:style-name="P31">PUT é utilizado par atualizar o recurso identificado pela URL.</text:p>
      <text:p text:style-name="P32"/>
      <text:list xml:id="list200510590784988" text:continue-numbering="true" text:style-name="L1">
        <text:list-header>
          <text:p text:style-name="P40"><text:span text:style-name="Strong_20_Emphasis"><text:span text:style-name="T21">Delete</text:span></text:span><text:span text:style-name="Strong_20_Emphasis"><text:span text:style-name="T22"> </text:span></text:span><text:a xlink:type="simple" xlink:href="http://www.example.com/comments/a-unique-id" text:style-name="Internet_20_link" text:visited-style-name="Visited_20_Internet_20_Link"><text:span text:style-name="T15">http://www.example.com/comments/a-unique-id</text:span></text:a><text:span text:style-name="T17"> (exclua um comentário)</text:span></text:p>
        </text:list-header>
      </text:list>
      <text:p text:style-name="P22">DELETE é utilizado para deletar o recurso identificado pela URL.</text:p>
      <text:p text:style-name="P20"/>
      <text:p text:style-name="P9">Url<text:span text:style-name="T6">: Parte: protocolo, nome de domínio e recurso.</text:span></text:p>
      <text:p text:style-name="P19"/>
      <text:p text:style-name="P4"/>
      <text:p text:style-name="P17"><text:span text:style-name="T25">Fonte: </text:span><text:a xlink:type="simple" xlink:href="https://medium.com/free-code-camp/how-the-web-works-a-primer-for-newcomers-to-web-development-or-anyone-really-b4584e63585c#.8nc8nkx2u" text:style-name="Internet_20_link" text:visited-style-name="Visited_20_Internet_20_Link">https://medium.com/free-code-camp/how-the-web-works-a-primer-for-newcomers-to-web-development-or-anyone-really-b4584e63585c#.8nc8nkx2u</text:a></text:p>
      <text:p text:style-name="P17"/>
      <text:p text:style-name="P2">____</text:p>
      <text:p text:style-name="P2"/>
      <text:p text:style-name="P2"/>
      <text:p text:style-name="P2"/>
      <text:p text:style-name="P2"/>
      <text:p text:style-name="P2"/>
      <text:p text:style-name="P2"/>
      <text:p text:style-name="P2"/>
      <text:p text:style-name="P2"/>
      <text:p text:style-name="P2"/>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8"/>
      <text:p text:style-name="P16"><text:soft-page-break/><text:span text:style-name="T5">3 - </text:span><text:span text:style-name="T3">Modelo cliente-servidor</text:span></text:p>
      <text:p text:style-name="P8"/>
      <text:p text:style-name="P18">Relação de dar e receber entre o cliente e o servidor.</text:p>
      <text:p text:style-name="P18">Estrutura básica: cliente, servidor e um banco de dados.</text:p>
      <text:p text:style-name="P18"><text:tab/><text:tab/><text:tab/><text:line-break/><text:tab/><text:tab/><text:tab/> <text:s text:c="6"/>Request&gt;&gt;</text:p>
      <text:p text:style-name="P18">Comunicação: Cliente <text:s text:c="2"/>← <text:s text:c="14"/>→ Web Server <text:s/>← <text:s/>→ DataBase</text:p>
      <text:p text:style-name="P18"><text:tab/><text:tab/><text:tab/> <text:s text:c="4"/>&lt;&lt;Respon<text:span text:style-name="T28">s</text:span>e</text:p>
      <text:p text:style-name="P18"/>
      <text:p text:style-name="P17"/>
      <text:p text:style-name="P25">Serviços: serviços é apenas outro servidor, exceto quando ele apenas interage com outros servidores, ao contrário de um servidor web tradicional que interage com clientes. Os serviços permitem que você divida seu único servidor da web em vários serviços cada um com uma funcionalidade distinta. </text:p>
      <text:p text:style-name="P16"/>
      <text:p text:style-name="P24"><text:span text:style-name="T26">Fonte: </text:span><text:a xlink:type="simple" xlink:href="https://medium.com/free-code-camp/how-the-web-works-part-ii-client-server-model-the-structure-of-a-web-application-735b4b6d76e3" text:style-name="Internet_20_link" text:visited-style-name="Visited_20_Internet_20_Link">https://medium.com/free-code-camp/how-the-web-works-part-ii-client-server-model-the-structure-of-a-web-application-735b4b6d76e3</text: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text:soft-page-break/>4 - Protocolos</text:p>
      <text:p text:style-name="P11"/>
      <text:p text:style-name="P23">Regras determinadas para que a comunicação sejam efetiva.</text:p>
      <text:p text:style-name="P11"/>
      <text:p text:style-name="P11">TCP: <text:span text:style-name="T6">camada de transporte</text:span></text:p>
      <text:p text:style-name="P11">IP: <text:span text:style-name="T6">camada de internet</text:span></text:p>
      <text:p text:style-name="P23"/>
      <text:p text:style-name="P23">As duas trabalham em conjunto para fazer com que um pacote saia de uma máquina e chega a outra.</text:p>
      <text:p text:style-name="P23"/>
      <text:p text:style-name="P11">HTTP: <text:span text:style-name="T6">não transmite os dados. Depende do ptocolo TCP/IP para obter a solicitação e a resposta de uma máquina para outra.</text:span></text:p>
      <text:p text:style-name="P23"/>
      <text:p text:style-name="P11">5 – REST</text:p>
      <text:p text:style-name="P11"/>
      <text:p text:style-name="P23">REST: Representation State Transfer</text:p>
      <text:p text:style-name="P37">Estilo de arquitetura para fazer o design de aplicações web.</text:p>
      <text:p text:style-name="P37"/>
      <text:p text:style-name="P37"/>
      <text:p text:style-name="P37"/>
      <text:p text:style-name="P39"><text:span text:style-name="T10"/></text:p>
      <text:p text:style-name="P38"/>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9T14:33:04.298916969</meta:creation-date>
    <dc:date>2020-08-19T20:05:10.295147466</dc:date>
    <meta:editing-duration>PT2H2M20S</meta:editing-duration>
    <meta:editing-cycles>7</meta:editing-cycles>
    <meta:generator>LibreOffice/6.4.4.2$Linux_X86_64 LibreOffice_project/40$Build-2</meta:generator>
    <meta:document-statistic meta:table-count="0" meta:image-count="0" meta:object-count="0" meta:page-count="4" meta:paragraph-count="49" meta:word-count="623" meta:character-count="4250" meta:non-whitespace-character-count="3623"/>
  </office:meta>
</office:document-meta>
</file>